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How to be clear: introduction</text:p>
        </text:list-item>
      </text:list>
      <text:p text:style-name="trascrizione"><text:s/>We are indebted to the ancient Greeks for many things. One of these, not minor, is democracy as a form of government. In democracy, particularly as it developed in ancient Athens, anyone could take the floor and propose resolutions that were then put to the vote of the assembly. It is therefore clear why we are indebted again to the Greeks for another great invention: rhetoric, literally, "the art of speaking". It was of course of paramount relevance to be a good speaker in such a situation, as it is still<text:s/>today. Rhetoric is really an art, a "techne" the Greeks would have said. A toolbox, a set of rules, some simple to the limit of the banal, others sophisticated, to build a talk, learn it, make it persuasive, and perform it effectively in front of an audience. As an art, rhetoric is neutral. But the ancient Greeks immediately realized that it could be used both to manipulate and to persuade. There is an anecdote that shows this possible double use very well: the story of master Corax and his disciple Tisias. Corax gave Tisias lessons on rhetoric and they agreed Tisias would pay the master only after winning a law suit. Due to this agreement, Tisias carefully avoided bringing suits against anyone, so Corax, tired of waiting, brought suits against Tisias for not paying the tuition. And Tisias said to the judge: “If I win the case, then I do not have to pay Corax. If instead I lose the case, then I am proofing without doubt that Corax had not been a good teacher, so why should I pay him? In both cases then I am<text:s/>not bound to pay my tuition.” You can think now about how you would respond, if you were Corax. If you can't think of anything, you can look on the internet. There are some interesting hypotheses out there… In this course, we will talk about how to use rhetoric well, without manipulating anyone. And we will start with the basic instructions: how to find good arguments, how to arrange them properly and how to choose the best style for your speech. We will then consider how to put the audience at the center of our attention, calibrating what we say on the basis of the "common ground" between all those involved in the communication process. Enjo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1</text:page-number></text:span><text:span text:style-name="T7">/</text:span><text:span text:style-name="T8"><text:page-count>1</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17:00Z</meta:creation-date>
    <dc:date>2020-08-18T14:17:00Z</dc:date>
    <meta:template xlink:href="Normal.dotm" xlink:type="simple"/>
    <meta:editing-cycles>2</meta:editing-cycles>
    <meta:editing-duration>PT0S</meta:editing-duration>
    <meta:document-statistic meta:page-count="1" meta:paragraph-count="4" meta:word-count="341" meta:character-count="2286" meta:row-count="16" meta:non-whitespace-character-count="1949"/>
  </office:meta>
</office:document-meta>
</file>